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236501144664522957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898848363425642655"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5560535242247601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55290525143901474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7161179157772935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732834077979860607"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71103628099686693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19870421211070305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392584" text:continue-list="list771103628099686693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6110240252552818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9652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0264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400501"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394233"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92422"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9608290177750699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86140164953456752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2698212155753025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90115"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244464065911939910"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253625794995953777"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38155808090019286" text:style-name="L15">
        <text:list-item>
          <text:list>
            <text:list-header>
              <text:p text:style-name="P184">1.5 miles averaging about 9:40/mile and rest 1 min</text:p>
            </text:list-header>
          </text:list>
        </text:list-item>
      </text:list>
      <text:p text:style-name="P24">1 mile in 8:26 and rest 2 min</text:p>
      <text:list xml:id="list354979805651454678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8725805456009785"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83873"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41680107211003266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47387004756841438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47192833699693318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405800" text:continue-list="list5473870047568414386" text:style-name="L19">
        <text:list-item>
          <text:list>
            <text:list-header>
              <text:p text:style-name="P188">(Pace*HR)=1240</text:p>
            </text:list-header>
          </text:list>
        </text:list-item>
      </text:list>
      <text:list xml:id="list37392431" text:continue-list="list7416801072110032661" text:style-name="L18">
        <text:list-item>
          <text:list>
            <text:list-header>
              <text:p text:style-name="P187">2 miles at 10:46/mile Ave HR= 121 bpm and rest a few minutes</text:p>
            </text:list-header>
          </text:list>
        </text:list-item>
      </text:list>
      <text:list xml:id="list37400977" text:continue-list="list3740580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40428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4552044785390527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5436013518925523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83241257342323873"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569536210073317011"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44148404651801636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60595347591249227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390118"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7813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723648989994593582"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5450039792485600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23710045672460129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19768709838283323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6939636149377824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591333092213821056" text:style-name="L32">
        <text:list-item>
          <text:list>
            <text:list-header>
              <text:p text:style-name="P198">0.25 miles in 2:54</text:p>
              <text:p text:style-name="P198">1 mile in 9:21 going faster as I ran and ending at around 8:30 pace</text:p>
            </text:list-header>
          </text:list>
        </text:list-item>
      </text:list>
      <text:list xml:id="list10337127946898593"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0353210563542566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05477865184717193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841395202204543338"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52550808072147655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9168174070771675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8153529863326295684"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text:s/>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3119486312342694884"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7T17:13:43.74</dc:date>
    <dc:creator>James Lombardi</dc:creator>
    <meta:editing-duration>P33DT19H24M22S</meta:editing-duration>
    <meta:editing-cycles>2370</meta:editing-cycles>
    <meta:generator>OpenOffice/4.1.2$Win32 OpenOffice.org_project/412m3$Build-9782</meta:generator>
    <meta:document-statistic meta:table-count="0" meta:image-count="9" meta:object-count="0" meta:page-count="233" meta:paragraph-count="6866" meta:word-count="73441" meta:character-count="375529"/>
  </office:meta>
</office:document-meta>
</file>